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51pt"/>
    </style:style>
    <style:style style:name="co4" style:family="table-column">
      <style:table-column-properties fo:break-before="auto" style:column-width="386.25pt"/>
    </style:style>
    <style:style style:name="co5" style:family="table-column">
      <style:table-column-properties fo:break-before="auto" style:column-width="109.5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font-name="Cabin" fo:font-weight="bold" style:font-name-asian="Cabin" style:font-weight-asian="bold" style:font-name-complex="Cabin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bin" fo:font-size="10pt" style:font-name-asian="Cabin" style:font-size-asian="10pt" style:font-name-complex="Cabin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font-name="Cabin" fo:font-size="10pt" style:font-name-asian="Cabin" style:font-size-asian="10pt" style:font-name-complex="Cabin" style:font-size-complex="10pt"/>
    </style:style>
    <style:style style:name="ce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weight="bold" style:font-name-asian="Cabin" style:font-weight-asian="bold" style:font-name-complex="Cabin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bin" fo:font-size="10pt" style:font-name-asian="Cabin" style:font-size-asian="10pt" style:font-name-complex="Cabin" style:font-size-complex="10pt"/>
    </style:style>
    <style:style style:name="ce9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7" table:default-cell-style-name="ce3"/>
        <table:table-column table:style-name="co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Usage</text:p>
          </table:table-cell>
          <table:table-cell table:style-name="ce7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5" office:value-type="string" calcext:value-type="string">
            <text:p>Receiv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.7 Ohms resistor</text:p>
          </table:table-cell>
          <table:table-cell table:style-name="ce2" office:value-type="string" calcext:value-type="string">
            <text:p>Bootstrap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http://dk.rs-online.com/web/p/overflademontering-faste-modstande/8673047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0.1% Resistor</text:p>
          </table:table-cell>
          <table:table-cell table:style-name="ce2" office:value-type="string" calcext:value-type="string">
            <text:p>Rset for DCDC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overflademontering-faste-modstande/6146180/" xlink:type="simple">http://dk.rs-online.com/web/p/overflademontering-faste-modstande/6146180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Capacitor</text:p>
          </table:table-cell>
          <table:table-cell table:style-name="ce2" office:value-type="string" calcext:value-type="string">
            <text:p>Output Cap for DCDC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aluminium-kondensatorer/7083557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current-sense amplifier – INA286</text:p>
          </table:table-cell>
          <table:table-cell table:style-name="ce2" office:value-type="string" calcext:value-type="string">
            <text:p>shunt circui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stromfolende-forstaerkere/8176616/" xlink:type="simple">http://dk.rs-online.com/web/p/stromfolende-forstaerkere/8176616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shunt resistor</text:p>
          </table:table-cell>
          <table:table-cell table:style-name="ce2" office:value-type="string" calcext:value-type="string">
            <text:p>shunt circuit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overflademontering-faste-modstande/1348221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buffer</text:p>
          </table:table-cell>
          <table:table-cell table:style-name="ce2" office:value-type="string" calcext:value-type="string">
            <text:p>PWM level shift buffer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http://dk.rs-online.com/web/p/buffere/6628944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MOSFETS – FDV303N</text:p>
          </table:table-cell>
          <table:table-cell table:style-name="ce2" office:value-type="string" calcext:value-type="string">
            <text:p>genereal purpose</text:p>
          </table:table-cell>
          <table:table-cell table:style-name="ce8" office:value-type="float" office:value="10" calcext:value-type="float">
            <text:p>10</text:p>
          </table:table-cell>
          <table:table-cell table:style-name="ce2" office:value-type="string" calcext:value-type="string">
            <text:p>http://dk.rs-online.com/web/p/mosfet-transistorer/3544890/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SMD power ressistor</text:p>
          </table:table-cell>
          <table:table-cell table:style-name="ce2" office:value-type="string" calcext:value-type="string">
            <text:p>inrush current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string" calcext:value-type="string">
            <text:p>http://dk.rs-online.com/web/p/overflademontering-faste-modstande/8098982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100 Ohm resistor</text:p>
          </table:table-cell>
          <table:table-cell table:style-name="ce2" office:value-type="string" calcext:value-type="string">
            <text:p>Microzed connection</text:p>
          </table:table-cell>
          <table:table-cell table:style-name="ce8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://dk.rs-online.com/web/p/overflademontering-faste-modstande/7883994/" xlink:type="simple">http://dk.rs-online.com/web/p/overflademontering-faste-modstande/7883994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Bergstack connector</text:p>
          </table:table-cell>
          <table:table-cell table:style-name="ce2" office:value-type="string" calcext:value-type="string">
            <text:p>Microzed connection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string" calcext:value-type="string">
            <text:p>http://dk.rs-online.com/web/p/print-fatninger/6159338/</text:p>
          </table:table-cell>
          <table:table-cell table:style-name="ce10"/>
          <table:table-cell table:number-columns-repeated="1019"/>
        </table:table-row>
        <table:table-row table:style-name="ro2">
          <table:table-cell table:style-name="ce2" office:value-type="string" calcext:value-type="string">
            <text:p>AND gate</text:p>
          </table:table-cell>
          <table:table-cell table:style-name="ce2" office:value-type="string" calcext:value-type="string">
            <text:p>relay AND gate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Emergency Button</text:p>
          </table:table-cell>
          <table:table-cell table:style-name="ce2" office:value-type="string" calcext:value-type="string">
            <text:p>emergency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string" calcext:value-type="string">
            <text:p>http://dk.rs-online.com/web/p/noedstop-trykknapper/3993129/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ZH-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75/" xlink:type="simple">http://dk.rs-online.com/web/p/printstiftlister/7620875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6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84/" xlink:type="simple">http://dk.rs-online.com/web/p/printstiftlister/7620884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8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97/" xlink:type="simple">http://dk.rs-online.com/web/p/printstiftlister/7620897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894/" xlink:type="simple">http://dk.rs-online.com/web/p/printstiftlister/7620894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12P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ftlister/7620907/" xlink:type="simple">http://dk.rs-online.com/web/p/printstiftlister/7620907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42/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ZHR-5P</text:p>
          </table:table-cell>
          <table:table-cell table:style-name="ce6"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<text:a xlink:href="http://dk.rs-online.com/web/p/printstik-huse/8201658/" xlink:type="simple">http://dk.rs-online.com/web/p/printstik-huse/8201658/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6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820165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12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ttp://dk.rs-online.com/web/p/printstik-huse/7620862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-Crimp pi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http://dk.rs-online.com/web/p/printstik-kontakter/7620759/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FROM DIGIKE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CDC converter</text:p>
          </table:table-cell>
          <table:table-cell table:style-name="ce2" office:value-type="string" calcext:value-type="string">
            <text:p>12V rail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https://www.digikey.dk/product-detail/en/texas-instruments/PTN78020HAH/296-20512-ND/764137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string" calcext:value-type="string">
            <text:p>Driver – HIP4081AIBZ</text:p>
          </table:table-cell>
          <table:table-cell table:style-name="ce2" office:value-type="string" calcext:value-type="string">
            <text:p>motor driver</text:p>
          </table:table-cell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https://www.digikey.dk/product-detail/en/intersil/HIP4081AIBZ/HIP4081AIBZ-ND/821444</text:p>
          </table:table-cell>
          <table:table-cell table:style-name="ce10"/>
          <table:table-cell table:number-columns-repeated="1019"/>
        </table:table-row>
        <table:table-row table:style-name="ro1">
          <table:table-cell office:value-type="string" calcext:value-type="string">
            <text:p>ZH-5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-detail/en/jst-sales-america-inc/S5B-ZR-SM4A-TF-LF-SN/455-1696-6-ND/1059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8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s/en?keywords=zhr-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HR-10P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https://www.digikey.dk/products/en?keywords=zhr-10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pt" fo:margin-bottom="0pt" fo:margin-left="0pt" fo:margin-right="0pt" style:print-page-order="ltr" style:first-page-number="1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3:47:53.124993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6-23T09:36:34Z</meta:creation-date>
    <dc:date>2017-09-26T13:52:09.213433161</dc:date>
    <meta:editing-cycles>24</meta:editing-cycles>
    <meta:editing-duration>PT5H8M40S</meta:editing-duration>
    <meta:document-statistic meta:table-count="1" meta:cell-count="101" meta:object-count="0"/>
  </office:meta>
</office:document-meta>
</file>